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LiSong Pro Light" fo:font-size="12.0pt" fo:color="#000000" fo:background-color="#ececec"/>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P13"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Heiti TC Light"/>
    </style:style>
    <style:style style:name="T8" style:family="text">
      <style:text-properties fo:font-style="italic" fo:font-style-asian="italic" fo:font-style-complex="italic"/>
    </style:style>
    <style:style style:name="T9" style:family="text">
      <style:text-properties style:font-name="LiSong Pro Light" fo:letter-spacing="0.0000in"/>
    </style:style>
    <style:style style:name="T10" style:family="text">
      <style:text-properties style:font-name="Times" fo:letter-spacing="0.0000in"/>
    </style:style>
    <style:style style:name="T11"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Ethan   |  2020.03.22 18:46   |   </text:span><text:a xlink:type="simple" xlink:href="http://palinfo.habago.org/Entry?Command=Information_PrintForum&amp;#FORUM38934"><text:span text:style-name="T2">#</text:span></text:a></text:p>
      <text:p text:style-name="P3"><text:span text:style-name="T1">2019 10 月分武漢運動會，新聞說美軍有5人得虐疾。 請問一下，</text:span><text:span text:style-name="T3"><text:line-break/></text:span><text:span text:style-name="T1">1.同行五人一起得瘧疾是否常見？</text:span><text:span text:style-name="T3"><text:line-break/></text:span><text:span text:style-name="T1">2.瘧疾症狀跟肺炎早期症狀類似，是否可能誤診？</text:span></text:p>
      <text:p text:style-name="P2"><text:span text:style-name="T1">王修亮   |  2020.03.22 16:23   |   </text:span><text:a xlink:type="simple" xlink:href="http://palinfo.habago.org/Entry?Command=Information_PrintForum&amp;#FORUM38933"><text:span text:style-name="T2">#</text:span></text:a></text:p>
      <text:p text:style-name="P4"><text:span text:style-name="T1">「溝通」和「表達」的本義與程序並不相同。</text:span><text:span text:style-name="T3"><text:line-break/><text:line-break/></text:span><text:span text:style-name="T1">★</text:span><text:span text:style-name="T3"><text:line-break/></text:span><text:span text:style-name="T1">「表達」是個人個性的率真誠意。</text:span><text:span text:style-name="T3"><text:line-break/></text:span><text:span text:style-name="T1">我自己想說、想做甚麼，就從直覺的本能欲望中說甚麼、做甚麼。不在乎別人聽不聽得懂，也不在乎聽到我表達的人有甚麼誤解或情緒反應。</text:span><text:span text:style-name="T3"><text:line-break/></text:span><text:span text:style-name="T1">也許有人因此愉悅、發笑、深思、微慍、憤怒、悲傷、痛苦，表達者完全不在意，只顧自己的傾吐發洩。</text:span><text:span text:style-name="T3"><text:line-break/><text:line-break/></text:span><text:span text:style-name="T1">藝術是一種表達的行為，藝術家不在乎他的表達他人是否了解，是噁心或憤怒他都不在乎。他只是將自己最真誠的感受運用各種道具與形式表達出來，不論是肢體還是色彩、樂音，或綜合素材。藝術家的誠意在道德上是無善無惡的，天然自在，因此是無可比擬的美感。</text:span><text:span text:style-name="T3"><text:line-break/><text:line-break/></text:span><text:span text:style-name="T1">藝術作品在脫離創作者那一霎那，已經擁有獨立的意義與生命，和原作者的人格幾乎無關，由每個閱讀者賦予了他新的意義，藝術家的人格人品各有差距，惹人尊敬、憐惜或唾棄，藝術作品的生命卻無限深遠，無限於時間與空間。</text:span><text:span text:style-name="T3"><text:line-break/><text:line-break/></text:span><text:span text:style-name="T1">「表達」可以如此單純而深刻。</text:span><text:span text:style-name="T3"><text:line-break/><text:line-break/></text:span><text:span text:style-name="T1">藝術美感很難存在於現實生活，因為藝術的真誠並非人文在階級差距中的任性妄為，美感依賴心領神會，依賴對自身深刻的認知與對外界深刻的觀察，這種人在現實生活中非常艱難。</text:span><text:span text:style-name="T3"><text:line-break/><text:line-break/></text:span><text:span text:style-name="T1">★</text:span><text:span text:style-name="T3"><text:line-break/></text:span><text:span text:style-name="T1">「溝通」是兩者之間的互通，是群體行為與群性。</text:span><text:span text:style-name="T3"><text:line-break/></text:span><text:span text:style-name="T1">溝通之前，當然最好能學習表達，人若是不具有自我真誠的情意，不深知自我情意所在，所表達的就幾乎都是「模仿」。</text:span><text:span text:style-name="T3"><text:line-break/></text:span><text:span text:style-name="T1">模仿社會所給予的文辭流行意義，色彩意義，肢體語言意義等等。</text:span><text:span text:style-name="T3"><text:line-break/><text:line-break/></text:span><text:span text:style-name="T1">例如「溝通」和「表達」的本義，模仿的人會搞不清楚生活中單純的「表達」是不存在的，因為除了藝術創作與美感，沒有一種表達不需要理會外在所引起的反應。</text:span><text:span text:style-name="T3"><text:line-break/></text:span><text:span text:style-name="T1">在真實群體生活中，沒有一種表達不包含溝通，沒有獨立存在的表達。</text:span><text:span text:style-name="T3"><text:line-break/><text:line-break/></text:span><text:span text:style-name="T1">就像你說一句帶有女性生殖器官的髒話，不論你是有意或無意，除非你在沒人聽見的私密空間，在公開場合，都會引來各種不同的他人情緒。即使是某些人習慣了沒有情緒，那代表這是同溫層的「流行」，而不是普世反應。</text:span><text:span text:style-name="T3"><text:line-break/></text:span><text:span text:style-name="T1">當然，模仿的人也不了解「流行」「同溫層」「普世反應」這一類言詞的真實定義。</text:span><text:span text:style-name="T3"><text:line-break/><text:line-break/></text:span><text:span text:style-name="T1">溝通大略分三種目的：</text:span><text:span text:style-name="T3"><text:line-break/></text:span><text:span text:style-name="T1">1--希望你理解我的善意。</text:span><text:span text:style-name="T3"><text:line-break/></text:span><text:span text:style-name="T1">2--希望你理解我的惡意。</text:span><text:span text:style-name="T3"><text:line-break/></text:span><text:span text:style-name="T1">3--希望你理解事物知識或技巧。</text:span><text:span text:style-name="T3"><text:line-break/><text:line-break/></text:span><text:span text:style-name="T1">基本目的就是「讓別人能清楚明白我所表達的深意」。</text:span><text:span text:style-name="T3"><text:line-break/></text:span><text:span text:style-name="T1">因為希望你儘量能了解，所以我會斟酌語詞，運用你能理解的語詞。這需要我認知你的文化背景與個人喜惡，當然同時也表達出我的。</text:span><text:span text:style-name="T3"><text:line-break/><text:line-break/></text:span><text:span text:style-name="T1">溝通比表達複雜的太多，在知識上與思考上都需要反覆學習與探討。</text:span><text:span text:style-name="T3"><text:line-break/></text:span><text:span text:style-name="T1">一般來說國小使用「作文」課程來學習表達自我，使用「閱讀」課程來學習了解他人，兩者是溝通的兩端，寫「閱讀心得」是一種綜合學習，需要解析創作者的背景、技巧、生平閱歷、當下心態，還要加上「批判」，正是一種溝通能力的練習。</text:span><text:span text:style-name="T3"><text:line-break/><text:line-break/></text:span><text:span text:style-name="T1">美工設計、廣告設計都是以溝通為目的，希望觀看者喜歡或厭惡某種商品與概念，所以能因為喜歡而購買商品，或因為恐懼厭惡而謹慎小心對待某種疫病。</text:span><text:span text:style-name="T3"><text:line-break/></text:span><text:span text:style-name="T1">溝通必須努力探知對方情感情緒，如果我希望你反感、希望傷害你，我就使用你厭惡的語詞。如果我希望你喜悅或悲傷，我會選用適合你感受的言詞。</text:span><text:span text:style-name="T3"><text:line-break/><text:line-break/></text:span><text:span text:style-name="T1">★</text:span><text:span text:style-name="T3"><text:line-break/></text:span><text:span text:style-name="T1">當然生活不是如此單純的，設計者本身通常有自己的個性美感，在溝通的同時，也很大比例展現了自己的個性美感，觀賞者會因為這附帶的個性美感，更加欣賞或反而厭惡了這個設計。</text:span><text:span text:style-name="T3"><text:line-break/><text:line-break/></text:span><text:span text:style-name="T1">所以在生活實境中，溝通常常是多元面向。例如在溝通「疫病」的恐懼時，也有人會夾帶「歧視」，就像中國病毒或武漢病毒。</text:span><text:span text:style-name="T3"><text:line-break/><text:line-break/></text:span><text:span text:style-name="T1">當人們說：「我沒有歧視，我只是單純地說個名詞」時，表示他無意溝通，也不懂生活實境的多元性，或者說他故意忽視生活實境的多元性。</text:span><text:span text:style-name="T3"><text:line-break/></text:span><text:span text:style-name="T1">他要不是個拒絕溝通，只強烈表達個性，單純的藝術家。要不就是根本不理解「溝通」和「表達」意義的無知者。</text:span><text:span text:style-name="T3"><text:line-break/><text:line-break/></text:span><text:span text:style-name="T1">溝通本來就是「兩這互動的感受與陳述」，只以自我價值批判對方甚至嘲諷對方「想太多」「沒自信」「太自卑」，目的並不在於溝通，目的就只是自傲的睥睨對方。</text:span><text:span text:style-name="T3"><text:line-break/></text:span><text:span text:style-name="T1">我無需辨明雙方到底誰有資格解釋誰、批判誰？那是個人自己的價值判斷，甚至無關藝術美感，藝術美感是不參與批判的，也不參與對錯善惡的，藝術美感基本上只是表達，所以「不觸及任何人」，只觸及自我心靈。</text:span><text:span text:style-name="T3"><text:line-break/><text:line-break/></text:span><text:span text:style-name="T1">當人以藝術創作的心態來自傲、辱罵、歧視的形態觸及他人時，那不是藝術，是設計。設計一種情境，設計一種代替對方、解釋對方情緒的表達，假借這表達就是溝通，帶起一種或善或惡的流行。</text:span><text:span text:style-name="T3"><text:line-break/></text:span><text:span text:style-name="T1">目的就是引起眾人模仿！</text:span><text:span text:style-name="T3"><text:line-break/></text:span><text:span text:style-name="T1">一樣很深刻！惡毒的深刻！</text:span><text:span text:style-name="T3"><text:line-break/><text:line-break/></text:span><text:span text:style-name="T1">失去自我真誠的情意的人，無知於表達與溝通、藝術與任性妄為之間的差異的人，就只能跟著流行模仿，因而還振振有詞於對方「想太多」「沒自信」「太自卑」。</text:span><text:span text:style-name="T3"><text:line-break/></text:span><text:span text:style-name="T1">無知的深刻！</text:span><text:span text:style-name="T3"><text:line-break/><text:line-break/></text:span><text:span text:style-name="T1">中午看到一位朋友強調「精確的陳述很重要」，是否需要精確的陳述，關乎你只是閉門家中任意表達，還是你真的想和外界溝通。</text:span><text:span text:style-name="T3"><text:line-break/></text:span><text:span text:style-name="T1">套句朋友的文法：「溝通」很重要，我想，我這一篇文章有努力溝通。</text:span></text:p>
      <text:p text:style-name="P2"><text:span text:style-name="T1">鄭豐遠   |  2020.03.22 14:32   |   </text:span><text:a xlink:type="simple" xlink:href="http://palinfo.habago.org/Entry?Command=Information_PrintForum&amp;#FORUM38932"><text:span text:style-name="T2">#</text:span></text:a></text:p>
      <text:p text:style-name="P3"><text:span text:style-name="T1">怡靜貼的這個寫信給陳平的這位不知是誰，但感覺非常內行，推薦大家一讀。一般做科學研究的人好像都沒有這種頭腦。</text:span><text:span text:style-name="T3"><text:line-break/><text:line-break/></text:span><text:span text:style-name="T1">所謂輿論，實際就是一種病毒，為害程度遠超過自然界的病毒，而且留下無窮後遺症，毒害一整個族群、國家甚至世界數十年甚至上百年。重點是一般人的大腦根本沒有"抗體"，對此毫無扺抗能力，被感染了渾然不覺，還以為是自己獨立思考下的結果，自以為見識高人一等，完全不覺得生病了。</text:span></text:p>
      <text:p text:style-name="P2"><text:span text:style-name="T1">怡靜   |  2020.03.22 14:05   |   </text:span><text:a xlink:type="simple" xlink:href="http://palinfo.habago.org/Entry?Command=Information_PrintForum&amp;#FORUM38931"><text:span text:style-name="T2">#</text:span></text:a></text:p>
      <text:p text:style-name="P4"><text:span text:style-name="T1">剛剛在陳平老師的微博看到的，提出了另一個有關新冠狀病毒的觀點。</text:span><text:span text:style-name="T3"><text:line-break/><text:line-break/></text:span><text:span text:style-name="T1">====</text:span><text:span text:style-name="T3"><text:line-break/><text:line-break/></text:span><text:span text:style-name="T1">https://m.weibo.cn/6616523296/4485235485712245</text:span><text:span text:style-name="T3"><text:line-break/><text:line-break/></text:span><text:span text:style-name="T1">今天收到一个网友的来信（为了保护他，我不在这里披露他的姓名）信中用萨斯病毒的研究做案例，分析了疫情分析的复</text:span><text:span text:style-name="T4">杂</text:span><text:span text:style-name="T1">性。不仅是科学分析的复</text:span><text:span text:style-name="T4">杂</text:span><text:span text:style-name="T1">性，还有商业利益和地缘政治参与媒体造势叠加的复</text:span><text:span text:style-name="T4">杂</text:span><text:span text:style-name="T1">性。他的具体内容可以启发有关专家的分析和争鸣， 也有助于破解西方经济学所谓“完全信息”，“有效市场”，和“言论自由”的迷信，教育被自由派和民粹派误导的大众。</text:span><text:span text:style-name="T3"><text:line-break/><text:line-break/></text:span><text:span text:style-name="T1">我给大家带来的是复</text:span><text:span text:style-name="T4">杂</text:span><text:span text:style-name="T1">科学的分析方法，和世界公民的客观视野。</text:span><text:span text:style-name="T3"><text:line-break/><text:line-break/></text:span><text:span text:style-name="T1">我不会自封道德高地来为自己的试错文过饰非，而是和各学科的各国科学家对话，来破解当代问题的源头和应对方法。天下没有新古典经济学宣称的普适的最优的制度或方案，各种体制各种环境下发现的方法可以互相借</text:span><text:span text:style-name="T4">鉴</text:span><text:span text:style-name="T1">，但要在实践中检验。</text:span><text:span text:style-name="T3"><text:line-break/><text:line-break/></text:span><text:span text:style-name="T1">中国的文化自信，在于中国没有宗教战争，所以可以学习各文明的成果，综合人类的知识，探索更好的未来。</text:span><text:span text:style-name="T3"><text:line-break/><text:line-break/></text:span><text:span text:style-name="T1">其中有些猜测和场景有待将来的历史检验，大家可以发展自己的假设和叙事，丰富舆论市场的创新和竞争。谢谢大家。</text:span><text:span text:style-name="T3"><text:line-break/><text:line-break/></text:span><text:span text:style-name="T1">信件如下：</text:span><text:span text:style-name="T3"><text:line-break/><text:line-break/></text:span><text:span text:style-name="T1">尊敬的陈老师：</text:span><text:span text:style-name="T3"><text:line-break/></text:span><text:span text:style-name="T1">您好！</text:span><text:span text:style-name="T3"><text:line-break/></text:span><text:span text:style-name="T1">我是在美国做生物研究的，之前就给您发过邮件。对于目前的新冠肺炎，我也有一些自己的认识，但这些认识不适合公开发表。您对国际局势的理解是我极为仰慕的，所以把文章发给您，期待您能在百忙之中抽时间指教，</text:span><text:span text:style-name="T3"><text:line-break/></text:span><text:span text:style-name="T1">祝您身体健康，生活幸福！</text:span><text:span text:style-name="T3"><text:line-break/><text:line-break/></text:span><text:span text:style-name="T1">全文如下：</text:span><text:span text:style-name="T3"><text:line-break/></text:span><text:span text:style-name="T1">首先要说的是，这篇文章整个是社会分析，没有也不会公开发表，其中涉及的医学内容仅仅是个人科学探讨。具体疾病防疫请遵权威医嘱。</text:span><text:span text:style-name="T3"><text:line-break/><text:line-break/></text:span><text:span text:style-name="T1">第一，我们先从专业的角度来看一下冠状病毒SARS，Mers，和Covid－19的区别。从本质上来说，这三者没有区别。因为按照RNA病毒超高的突变率和进化速度来说，过去17年，获得大约10%碱基的差异，甚至获得几个插入突变，在病毒进化的尺度上都是很正常的。</text:span><text:span text:style-name="T3"><text:line-break/><text:line-break/></text:span><text:span text:style-name="T1">第二，那么基于第一条是不是可以认为2019年武汉对SARS谣言的管控就是错误的呢？答案并不是，因为SARS本身就不是一种严重的传染病。只是一个流传了17年之久的谣言。这其中证据有很多，比如最近发表在新英格兰医学的&lt;Covid-19 — Navigating the Uncharted&gt;这这篇文章就以美国流感和covid－19的对比，以预测covid的严重性，当然这篇文章的立场是配合当时川普公开表示这个病毒不严重而写的，但也有一定的借</text:span><text:span text:style-name="T4">鉴</text:span><text:span text:style-name="T1">意义。结论是说，covid的死亡率最终会在大约在千分之一，或者更低。因为目前公布的死亡率，比如钟南山院士同样发表在新英格兰一些</text:span><text:span text:style-name="T4">杂</text:span><text:span text:style-name="T1">志的文章指出死亡率在百分之一这个量级。然而，前者文章的反驳是，钟南山院士团队的结论并没有把死亡率的分母乘以一个系数，就是预测总体未检测，但有感染群体的一个系数，大约是100左右，那就是把分母乘以了100。但这篇文章也说了，SARS死亡率9－10%，Mers竟然达到36%。如果我们进去看参考文献，就会发现SARS和Mers的数据其实并没有做这个未检测感染群体的估算。这个原因有很多，可能是在当时的检测水平也不足以支持这么大规模的检测，也就是我们说的检测越多疫情越严重。也可能是为了隐瞒一个17年的谣言，不自己打自己脸。</text:span><text:span text:style-name="T3"><text:line-break/><text:line-break/></text:span><text:span text:style-name="T1">第三，那么为什么武汉死亡那么多病例，第一是因为医疗体系被挤兑，导致城市去工业化，因为人正是因为工业化才使得寿命从原始社会的30多增长到80多岁的，如果没有工业化，人的寿命将骤然降低。一些本来能够抢救的病患可能因为医疗资源不足而死去，比如一些老年的心血管疾病患者。如果在这个时期，病毒在人群中有十分之一的感染率，那么很可能这些因为生存预期低下的死亡病例会归罪于疫情。另外，把因为信息的集中效应，我们把平时正常发生的死亡事件放在新闻上也会造成如此的轰动效果，所以看上去爆发了严重的疫情。那么到底有没有方法</text:span><text:span text:style-name="T4">鉴</text:span><text:span text:style-name="T1">定一个传染病到底是不是严重的疫情呢？学界主要是看18岁以下人口的死亡率，美国CDC有一个重要的评价流感肺炎死亡率的指标，就是18岁以下的死亡率。可以理解为生存预期最好的人如果意外死亡，那么很可能是爆发了严重的疫情。但无论03 Sars（香港大学的研究），和目前的covid都呈现一个相似的年龄死亡率分布，就是老年人死亡多，18岁以下几乎没有。</text:span><text:span text:style-name="T3"><text:line-break/><text:line-break/></text:span><text:span text:style-name="T1">第四，那么是不是说我国对疫情的控制有过当的嫌疑，导致了我国经济的衰退？并不是。这个事情有点复</text:span><text:span text:style-name="T4">杂</text:span><text:span text:style-name="T1">，牵扯西方利用一些商业集团本身的利益，同时对中国开战舆论战。如果被不受控的舆论战攻击要害，可能带来的损失不仅仅是经济受损，而是解体风险。这是否是危言损听呢？答案并不是，这是一场蓄谋已久的舆论战配合金融战的攻击。其中不仅有华尔街的众多对冲基金参与，也有生物医药企业涉及其中。</text:span><text:span text:style-name="T3"><text:line-break/><text:line-break/></text:span><text:span text:style-name="T1">第五，如果我们说SARS和Mers也不是那么严重的传染病，但为什么03世界爆发SARS会引发那么大的恐慌和心理阴影？这件事有几个关键的时间节点值得注意。第一是某公司的抗病毒药物某某在1999年上市，2001年进入中国市场但一直名不见经传。直到03年SARS后，在中国大卖。所以这里不排除一种可能性，就是利益相关方可能通过舆论操作的方法刻意夸大疫情的严重，借此获得商业利益。这些事情没有证据，但是可以用一些侧面的情况看出端倪。</text:span><text:span text:style-name="T3"><text:line-break/><text:line-break/></text:span><text:span text:style-name="T1">第六，我们再来看看一些与上述情况类似的情况。就是我们的网络上时时刻刻都在流传一些关于中国的谣言，这些文章抹黑中国，把中国老百姓的生活说得水深火热。于此相反，把西方国家的生活说得非常好，人民生活十分幸福。这些编造的消息有时候非常荒唐，比如前天晚上特朗普在推特上发表了种族主义言论，明确说chinease virus，海外华人无不愤慨，但不到一小时后，网上就出现了一个截图，是川普在推特上道歉的内容截图。而事实是川普根本没有发那条道歉推特。那么是谁造的这种假图呢，是美国的公务员吗？肯定不是。那么是谁？答案是移民中介，美国买房中介，海外医疗中介等等，他们有抹黑中国，美化外国的原动力，如果不把中国说的那么不堪，人民怎么会想着移民。说上述例子，就是说确实有一些利益团体和外国政府心战部门的利益一致，心战部门可以在最少的投入下，起到最好的宣传效果。这就所谓以商养战，以战促商。</text:span><text:span text:style-name="T3"><text:line-break/><text:line-break/></text:span><text:span text:style-name="T1">第七，现在再回到covid这件事，看看一些侧面的证据，这些证据证明这件事也是一个类似的商战结合事件。例子有很多，我先大致罗列一下总体的观感。1. 西方政府怠于抗疫的态度，2 .美国通过不检测隐瞒疫情的态度，3. 新加坡，英国，瑞典等等的佛系抗疫等等。这些说明其实西方国家高层政府有一个共识，就是病毒严重性不强。但由于当时他们舆论和社会</text:span><text:span text:style-name="T4">稳</text:span><text:span text:style-name="T1">定性较高，所以可以不采取措施。中国的情况不同，政府对舆论的负担较重，而且当时就处于西方舆论战的靶心，所以严重到甚至可以影响</text:span><text:span text:style-name="T4">稳</text:span><text:span text:style-name="T1">定的程度。在这种情况下，采取比较妥当的措施是必然的选择。再看一个很重要的例证，那就是印度为什么到现在都没有爆发，可以先下一个一句话的结论，“印度不是西方制药企业的目标市场，也是不西方心战部门的假想</text:span><text:span text:style-name="T4">敌</text:span><text:span text:style-name="T1">”。</text:span><text:span text:style-name="T3"><text:line-break/><text:line-break/></text:span><text:span text:style-name="T1">第八，从03年的SARS再次说起，03年的疫情和这次疫情性质一样，也不是严重的传染病，更大程度上也是舆论事件，为什么我们今天对SARS的记忆会非常恐怖。是因为目前生物医学学术界的放大效应。就是当年SARS开始和结束后，许多人变成了依靠SARS本身吃饭，申请了许多与SARS相关的课题，那么试问如果这些人说SARS不是一种严重的传染病，怎么会获得经费支持呢？更何况还有许多商业组织从中获利。那么就变成了一个皇帝的新衣，全世界最多的资金，最聪明的人和最有权势的人都在传颂一个同样的谣言。这个谣言从2003年一直到了2019年。这与中古时期欧洲社会流行的末日谣言十分相似，当时也是有许多社会上层在重复这些谣言，并且与巨大的经济利益绑定。</text:span><text:span text:style-name="T3"><text:line-break/><text:line-break/></text:span><text:span text:style-name="T1">第九，说起谣言，其实每年都有与SARS爆发有关的谣言，从03年到现在几乎没有间断过。只是今年巧合多个事件碰到了一起。有几个关键性的事件值得我们注意。第一就是某公司1999年上市的某抗病毒药物，在2001年进入中国市场后一直名不见经传，销量不佳，但03年SARS以后，变得红火起来。与此类比，我在今年1月就有一个预测，那就是，当中国决定喝中药，跳广场舞对抗疫情，而不用美国神药的时候，就注定预示着美国疫情的严重爆发。这个并不是说我们中国控制不力，导致疫情蔓延。而是因为某些制药公司在中国拿不到利润和相应的临床资源，就会把游说方向转向美国。并且，针对这个药物，武汉病毒所也在第一时间抢下了同类化合物运用在国内的专利，并有药物所等多个单位筛选出了新的化合物，包括磷酸氯奎等。目前，在中国针对covid-19进行临床实验的药物有200多个，把某美国某神药埋没在这200多个实验中。这并不是说我们小气，不让美国赚钱。原因是因为，既然这个不是一个严重的疫情，那么为什么非要让自己的国民去吃那么贵的药物呢？而且，本身可能是因为这些人有借助这件事配合心战部门对我国进行舆论战的嫌疑。这样的话我国还让他们赚到钱，岂不是鼓励他们继续黑我国，也鼓励其他人有黑我国的动力。所以绝不能让黑中国的人还赚中国的钱。因此，如果前面说的成立，这个疫情本来就不是一个严重的病，仅仅是一个大多数人都携带的，是一个武汉大规模检测就成为武汉肺炎，东京大规模检测就成东京肺炎，纽约大规模检测就成纽约肺炎的病。我们的防控措施关键，就成为了治心为大，治身为小。</text:span><text:span text:style-name="T3"><text:line-break/><text:line-break/></text:span><text:span text:style-name="T1">第十，我们确实也是这样做的。国家最高层一定第一时间得知这是对我国的舆论战攻击，并不是真正的疫情，而这个舆论战攻击如果应对不力，可能存在解体风险。如果解体，那损失就不可估量。苏联解体和乌克兰事变时，当地居民的自</text:span><text:span text:style-name="T4">杀</text:span><text:span text:style-name="T1">率直线上升，这说明无论如何，大规模的社会动荡对国民的基本生存是有严重影响的，这个损失无法弥补。为了杜绝此事的发生，我们必须第一时间</text:span><text:span text:style-name="T4">稳</text:span><text:span text:style-name="T1">住社会，那么策略就是首先承认严重疫情的存在，严重的疫情会把居民本身吓得不敢出门。另外，采用中药和口罩等，用最低的代价，给予居民防疫的信心。口罩不仅仅提升居民防疫的信心，同时也起到规训居民的作用，带着口罩出门就好比一张良民证，戴口罩相当于听从国家号召，不戴口罩起码说明此时此刻不是良民。并且在疫情期间，由于广泛的动员和疫情本身对全社会的说服力，国家也可以做一些在平时时期无法达成的事。总之，因为这一期疫情，和武汉人民的付出，使得整个国家受益匪浅。</text:span><text:span text:style-name="T3"><text:line-break/><text:line-break/></text:span><text:span text:style-name="T1">第十一，对的，说到这里的确是要说，武汉人民付出了惨重的代价。起码承受了医疗资源被挤兑带来的危机。究其根本这是西方对我发动饱和舆论攻击的结果，我们已经尽了全力。所以现在西方因为舆论而反噬，是十分正义的报偿。</text:span><text:span text:style-name="T3"><text:line-break/><text:line-break/></text:span><text:span text:style-name="T1">第十二，另外，这次事件还配合了西方对中国的科技战，就是针对武汉病毒所的谣言和打压。对我国生物医药企业的科技战其实有多次。比如细胞治疗魏则西事件，打压了我国蓬勃发展的细胞治疗产业，结果这次事件不到半年后，诺华公司的细胞治疗产品上市，每疗程20万美金左右。再就是去年闹得沸沸扬扬的基因编辑婴儿事件，最后按照非法行医，贺建奎被判处有期徒刑。说句实话，能进行这种实验，手续肯定是完整的。这件事的本质就是在利用民意和舆论搞臭新兴行业。前不久，我看到美国的基因编辑临床公司在进行募资。还有前一段时间针对中科院药物所开发的肠道微生物抗阿兹海默药物的抹黑，这是为了打击肠道微生物这个风口。我们也可以看到当时微信群里充斥着一篇论文《通过靶向肠道菌群调控人体的物质需求欲望有望提高廉政建设效率》。这些都是通过舆论打压我国生物医学产业风口的行为。而武汉病毒所的P4实验室，作为重要的大科学装备，对我国一带一路战略，经略非洲，帮助非洲抗击埃博拉等都有决定性的意义。</text:span><text:span text:style-name="T3"><text:line-break/><text:line-break/></text:span><text:span text:style-name="T1">总结一下，就是此次疫情本身是舆论战的产物，我国应对得非常及时有效。西方国家的许多应对也不能说无效，但对西方的舆论反噬，一切皆为正义。中国在这次事件中得到了大约2个月或者更久的战略机遇期。要进行未来的预测，必须搞清这一次事件的本质。上述就是对这次事件本质的一些认识。</text:span></text:p>
      <text:p text:style-name="P2"><text:span text:style-name="T1">邹子恒   |  2020.03.22 09:30   |   </text:span><text:a xlink:type="simple" xlink:href="http://palinfo.habago.org/Entry?Command=Information_PrintForum&amp;#FORUM38930"><text:span text:style-name="T2">#</text:span></text:a></text:p>
      <text:p text:style-name="P3"><text:span text:style-name="T1">对两岸的和平，作为大陆人觉得倒是离它最近的一刻。原因就是在疫情冲击之下美国经济衰颓，同时赤裸裸地展示出在灾难面前，美国精英阶层，尤其是尊贵的参议员们如何将民众福祉放在私人利益之后的。在这种情况下，博弈的天平向着大陆倾斜。</text:span><text:span text:style-name="T3"><text:line-break/><text:line-break/></text:span><text:span text:style-name="T1">所以我相信莫健的说法是美国往手头现有筹码加注，就像同时开打的舆论战一样。如果大陆在此时或疫情后动武的话，在舆论上就可以遮盖一切美国政府对其人民的犯罪。同时我相信在其添油加醋下，大陆会变成一个为了军事目标自己释放病毒到全世界、乃至残害自己人民也不惜的超过苏联的怪物。</text:span></text:p>
      <text:p text:style-name="P2"><text:span text:style-name="T1">穎芝   |  2020.03.21 11:50   |   </text:span><text:a xlink:type="simple" xlink:href="http://palinfo.habago.org/Entry?Command=Information_PrintForum&amp;#FORUM38927"><text:span text:style-name="T2">#</text:span></text:a></text:p>
      <text:p text:style-name="P4"><text:span text:style-name="T1">兩天前的新聞：AIT莫健：兩岸軍事衝突風險高，台灣要全面備戰</text:span><text:span text:style-name="T3"><text:line-break/></text:span><text:span text:style-name="T1">https://www.storm.mg/article/2416608</text:span><text:span text:style-name="T3"><text:line-break/><text:line-break/></text:span><text:span text:style-name="T1">ＡＩＴ 莫健的話可信嗎？還是在恐嚇台灣，要台灣買更多武器、繳交更多保護費？</text:span><text:span text:style-name="T3"><text:line-break/><text:line-break/></text:span><text:span text:style-name="T1">這則新聞真是令人玩味⋯ 也許早點兩岸統一，才符合台灣人的利益！</text:span></text:p>
      <text:p text:style-name="P2"><text:span text:style-name="T1">阿海   |  2020.03.20 18:45   |   </text:span><text:a xlink:type="simple" xlink:href="http://palinfo.habago.org/Entry?Command=Information_PrintForum&amp;#FORUM38923"><text:span text:style-name="T2">#</text:span></text:a></text:p>
      <text:p text:style-name="P3"><text:span text:style-name="T1">陳真醫師寫的生物武器：一個更陰暗的未來(7)，十分驚心動魄。<text:line-break/>忘了是在哪裡聽到一句話，帶點黑色幽默：「如國美國說你有核彈，你最好真的有。」</text:span></text:p>
      <text:p text:style-name="P5">陳真   |  2020.03.20 11:30   |   <text:a xlink:type="simple" xlink:href="http://palinfo.habago.org/Entry?Command=Information_PrintForum#FORUM38922"><text:span text:style-name="T5">#</text:span></text:a></text:p>
      <text:p text:style-name="P6">生物武器：一個更陰暗的未來(7) <text:line-break/><text:line-break/>陳真2020. 03. 20. <text:line-break/><text:line-break/><text:line-break/>對啊，鮑爾以為他是超人嗎？就算超人應該也擋不住生物武器。 <text:line-break/><text:line-break/>美國國務卿鮑爾當年 (2003年) 在聯合國展示美國所「尋獲」的所謂「一公克便足以瞬間殺害數千萬人」的「伊拉克生物武器粉末」，如果真的是生物武器，怎麼會讓你「尋獲」呢？在地上就能揀到嗎？有可能嗎？ <text:line-break/><text:line-break/>而且，如果真的是生物武器，有可能隨便拿個小試管來裝嗎？會有人把生物武器放在自己的西裝口袋裏，拿來會議上展示給大家看嗎？你敢坐在他旁邊嗎？要是蓋子沒鎖緊 (其實鎖緊也沒用)，或是不小心灑落一滴，或飄散出一些霧化孢子，整個聯合國的人員豈不是全死光？ <text:line-break/><text:line-break/>這事只是美國成千上萬的謊言之一例。可怕的不僅僅是成千上萬的謊言，可怕的更是當美國造謠作假栽贓抹黑時，他根本不在乎你知道他在說謊，他甚至懶得好好去作假，隨便裝點洗衣粉就拿來欺騙世人，進而毀滅一個國家，殺害數百萬伊拉克人，他根本懶得好好編織謊言，因為他知道只要掌握媒體，他怎麼騙，腦殘的人們就會怎麼信。 <text:line-break/><text:line-break/>那時我還在英國求學，記得英國首相布萊爾說：海珊在45分鐘內就能透過飛彈發射生物武器，預估幾千萬人將瞬間死亡。   <text:line-break/><text:line-break/>我常提起一個統計，美國有個民間調查機構，統計美國在侵略伊拉克前後一共發布了將近一千個謊言(九百七十多個)來藉以侵略、佔領伊拉克，幾乎沒有一句話可信，完全造謠。更可怕的是美國及西方主流媒體造謠說謊的輕易性，隨口就能瞎掰出一些很低能的謊言。 <text:line-break/><text:line-break/>你還記得嗎？美軍發動戰爭，地面入侵伊拉克期間，西方媒體每天斗大的標題寫著「找到了！找到了！找到 (生物武器)了！」、「再度破獲生物武器實驗室！」然後配上一些驚悚圖片，例如一堆美軍穿戴著全套防毒配備，在破舊的倉庫裏，圍繞著堆積如山的麻布袋。報導說，這些全是生化武器，好幾公噸，終於找到了，世界得救了，感謝美軍，感謝布希。人們叫好，爭相傳頌，布希支持度甚至高達八、九成。 <text:line-break/><text:line-break/>但是，後來卻被揭穿，那是個年久失修的麵粉工廠。甚至還有張照片，照片中隱隱約約似乎是個可以推著走、類似攤販賣東西的小攤子。西方主流媒體驚悚的頭條新聞寫說「又找到了！！」，說這是「狡猾的海珊為了躲避美軍追緝的『流動性』生物武器實驗室」。可是，後來拆穿，你知道它是什麼嗎？它就是一個可以現場煎蛋餅的攤販小推車。 <text:line-break/><text:line-break/>揭穿真相又如何？美國根本不怕你揭穿，反正主流媒體掌握在我手上，不管你說出什麼真相，拆穿多少謊言，根本沒有人聽見，就算聽見了也不會信。而且，這些事一旦事過境遷，就算現在絕大部份的美國人都已經知道原來當年針對伊拉克的指控全是胡說八道，人們其實也不在乎。 <text:line-break/><text:line-break/>除了根本數不清的謊言，更有無窮無盡的自導自演。比方說，自己攻擊自己的所謂911恐怖攻擊事件發生後不到一個星期，便陸續發生長達數周的所謂炭疽粉末攻擊事件，一些美國議員與行政人員接到裝有所謂炭疽菌粉末的信件，導致五人死亡，數十人被感染。 <text:line-break/><text:line-break/>美國馬上把箭頭指向賓拉登，指向基地組織，指向伊斯蘭，指向散落世界各地的反美人士，說這是911之後的再一次恐怖攻擊，而且是具有大規模毀滅性的生化武器攻擊。記得當時西方媒體也是每天斗大的驚悚標題與照片，搞得舉世人心惶惶。西方媒體還公佈了一些隨著生化粉末一起寄給當事人的信件照片，上面統統簡短寫著一兩句話，比方說：  <text:line-break/><text:line-break/>YOU CAN NOT STOP US.（你們不能阻止我們） <text:line-break/>WE HAVE THIS ANTHRAX.（我們有炭疽菌） <text:line-break/>YOU DIE NOW.（你們現在就得死） <text:line-break/>ARE YOU AFRAID?（你害怕嗎？） <text:line-break/>DEATH TO AMERICA.（美國該死） <text:line-break/>DEATH TO ISRAEL.（以色列該死） <text:line-break/>ALLAH IS GREAT.（真主至上） <text:line-break/><text:line-break/> (其中這句「ARE YOU AFRAID?」我也曾經收到過，就是我於1998年在倫敦大學演講種族歧視的前一天收到的一封信。隔天，演講與座談結束後，三個跟我熟識並一同與會的台灣留學生就當街挨揍了。當我收到那樣一封信時，我就知道來者不善，是在對我發出威脅恐嚇，只是沒想到挨揍的不是我，而是我的朋友們。題外話。)   <text:line-break/><text:line-break/>可是，時隔不到一年(2002年)，這個所謂炭疽菌粉末信件攻擊事件便陸陸續續揭穿，原來是美國自導自演，負責演出的就是我們最近在討論的新冠病毒禍首Fort Detrick，隸屬美國陸軍、全美最大的生物武器實驗室。 <text:line-break/><text:line-break/>透過病菌信封裏所附的紙條，上頭故意寫個什麼「真主至上」，目的就是要讓大家以為是伊斯蘭「恐怖份子」所為，以便做為發動中東侵略戰爭的藉口。後來，有些美國情治單位的人透露，布希等人拼命施壓情治單位，要求他們定調，說這就是賓拉登幹的。但是，相關的一些科學家不願配合做偽證，因為他們認為這些是經過高科技「武器化」的炭疽菌粉末，只能在先進實驗室裏頭產生，不可能在「山洞」裏土法煉鋼做出來。 <text:line-break/><text:line-break/>這事的簡單經過，請見： <text:line-break/><text:line-break/><text:a xlink:type="simple" xlink:href="https://bit.ly/2UzMMwr"><text:span text:style-name="T6">https://bit.ly/2UzMMwr</text:span></text:a><text:s/><text:line-break/><text:line-break/>後來，有個Fort Detrick生物武器實驗室的研究人員被揹上黑鍋，說是他幹的，然後不久這個人就被美國滅口了(表面上當然說他是「畏罪自殺」)。 <text:line-break/><text:line-break/>美國的這類作為，若真要寫，可以寫成十幾本書。當一個政府半個多世紀來總是不斷從事這類說謊造謠栽贓嫁禍的勾當來製造它國動亂或是藉以發動侵略戰爭或武裝政變的藉口，你怎麼會笨到一再相信它的各種鬼話？</text:p>
      <text:p text:style-name="P5">老羊   |  2020.03.20 03:27   |   <text:a xlink:type="simple" xlink:href="http://palinfo.habago.org/Entry?Command=Information_PrintForum#FORUM38921"><text:span text:style-name="T5">#</text:span></text:a></text:p>
      <text:p text:style-name="P6">鮑威爾在聯合國手持「大規模殺傷生化粉末」那張照片，真應該放在教科書裡當世紀神話級的醜聞兼笑話。 <text:line-break/><text:line-break/>那一小瓶鬼東西要真的是什麼可以殺死億萬人的生化毒劑，他老兄有幾個腦袋空手就抓著那個看起來只是用橡皮塞塞住的玻璃瓶（搞不好還是塑膠的）晃來晃去？不需要穿防護衣，不需要戴面罩？那些坐他周圍的聯合國代表也真勇敢，換我都要嚇尿了。 </text:p>
      <text:p text:style-name="P5">陳真   |  2020.03.20 01:31   |   <text:a xlink:type="simple" xlink:href="http://palinfo.habago.org/Entry?Command=Information_PrintForum#FORUM38920"><text:span text:style-name="T5">#</text:span></text:a></text:p>
      <text:p text:style-name="P7">生物武器：一個更陰暗的未來(6) <text:line-break/><text:line-break/>陳真2020. 03. 20. <text:line-break/><text:line-break/><text:line-break/>謝謝世勤以及各位的發言。 <text:line-break/><text:line-break/>綜合一下我的想法： <text:line-break/><text:line-break/>一，專家證詞 (testimony) 的分歧 <text:line-break/><text:line-break/>絕大多數人都不是病毒學或微生物學或基因遺傳工程方面的專家，因此，某些資訊的研判，我們只能依靠專家證詞，而無法獨立進行。 <text:line-break/><text:line-break/>很顯然，專家之間的想法是分歧而不一致的。這意味著，相關資訊或知識本身具有爭議而無共識，並非一種顯而易見的專業判斷。 <text:line-break/><text:line-break/>因此，任何一種絕對排除某種可能性 (例如新冠病毒是生物武器) 的說法，顯示的並非專業上的高度，而只是顯示一種反理性的傲慢。為什麼呢？因為，如果該說法如此低能 (我知道台大一些學者也認為新冠病毒是生物武器) ，難道持有相關見解的專家都是低能的冒牌貨？ <text:line-break/><text:line-break/>如前所說，絕大多數人都不是病毒學或微生物學或基因遺傳工程方面的專家，更不用說使之「武器化」的研究或甚至針對特定種族的基因武器研究，必然是集體作業，祕而不宣，恐怕也不是絕大多數個人專家所能掌握的單一知識或傳統知識。詳見我在「生物武器：一個更陰暗的未來(1)」裏所提到的那些聽起來匪夷所思的研究。 <text:line-break/><text:line-break/>二，證據 (evidence) 的本質。 <text:line-break/><text:line-break/>以上是就專家證詞來說明所謂「判斷」(judgment)。如果就證據本身來說，很多事情的判斷就更是既清楚又曖昧了。 <text:line-break/><text:line-break/>清楚指的是證據的有限性之毫無疑義。曖昧指的是：自然科學是一種歸納與推論，證據層次並不高，它畢竟不是數學，不是邏輯。它的結果與其結論之間必然有著某種推論與解釋，而非邏輯演繹而來。 <text:line-break/><text:line-break/>因此，每當看到一些人或研究，以一種所謂科學的高姿態，斷然排除某種可能性 (例如新冠病毒是生物武器) 時，我就覺得無語問蒼天。憑什麼排除呢？這是哪門子科學？你頂多只能說「現行的研究一時還找不到『必然是』生物武器的證據」，但你卻無法排除這個可能性。 <text:line-break/><text:line-break/>那就好像我們頂多只能說「火星上目前還沒找到生物必然存在的證據」，但卻無法論斷火星上絕對沒有生命。這應該不難理解吧？我們 (至少現有) 的證據並無法排除這個可能性。 <text:line-break/><text:line-break/>新冠病毒是生物武器的說法也一樣，自然存在的變異，難道不能用人為的方式去加速或促成？也就是說，我們需要尋找的是關於此一命題的必然證據，而不是用那些根本不相干的證據去否定它。這樣的一些證據，哪來否定力？ <text:line-break/><text:line-break/>前些日子，我有個八十多歲的病人老是喊心臟不適，在開給他一些藥物之前，我給他安排了一系列檢查，但就是找不到足以解釋其症狀的心臟病因。這時候，我能跟他說你的心臟一點病都沒有嗎？當然不行。我只能跟他說，目前的一些檢查都找不出心臟方面的具體問題。「找不出問題」跟「絕對不可能有問題」始終是兩道不同的命題。我一直沒有在某條河裏釣到魚，並無法否定這條河裏頭可能有魚。 <text:line-break/><text:line-break/>三，情治調查。 <text:line-break/><text:line-break/>我在「生物武器：一個更陰暗的未來(1)」裏頭引用CIA的一篇報告。它有個說法很正確，亦即針對生物武器的防範與調查，光是科學團隊是不夠的，因為自然科學證據自身如上所說的有限性，它無法藉以判斷很多事。因此，除了科學家，還得派出007去調查，才有可能知道比方說某個東西是否是生物武器。     <text:line-break/><text:line-break/>大家還記得這張曾經引起世界震驚的照片嗎？ <text:line-break/><text:line-break/><text:a xlink:type="simple" xlink:href="https://bit.ly/2WDuexZ"><text:span text:style-name="T6">https://bit.ly/2WDuexZ</text:span></text:a><text:s/><text:line-break/><text:line-break/>這是2003年3月20日，美軍侵略伊拉克前夕，美國國務卿鮑爾在聯合國安理會上所展示的「證據」，一個小瓶子，裝著一些白色粉末，證明伊拉克海珊政府持有大規模殺傷武器；美國信誓旦旦地說，幾公克的白粉，就足以毀滅全世界幾億人口，為了拯救人類，美軍必須毀滅伊拉克。 <text:line-break/><text:line-break/>可是，俄國總統普丁稍後卻在記者會上，帶著鄙夷的笑容說「那只是一些平常的洗衣粉」。經過了11 年之後，鮑爾承認了。但他瞎掰說什麼當初是CIA騙了他，給他假證據，讓他受騙而發起戰爭，因此感到「很憤怒」。 <text:line-break/><text:line-break/>這事其實不是一個好例子，但我只是想說明科學證據的本質及其推論之有限性；除此之外，我們更需要來自007的證據，才有辦法進行判斷。 <text:line-break/><text:line-break/>四，知識與判斷 <text:line-break/><text:line-break/>綜合以上，我們如果要假裝很客觀，非得要有個什麼「鐵證」才能判斷，以示理性崇高，那麼，我們必須對全世界幾乎大大小小所有事情完全保持沉默。這樣一種假客觀，根本不是我們認識世界的常態，甚至完全不是基於歸納與推論之自然科學知識的常態。 <text:line-break/><text:line-break/>而且，這樣一種判斷本身就是錯的，不合邏輯的。倘若我非要找到一個什麼「鐵證」不可，姑且不說有無這樣一種內在證據存在的可能性，就算它存在，如「二」所說，當它尚未為我們所知之前，我們並無法據以做出「某某東西不可能」的論斷，而只能做出「我還沒找到它必然存在的證據」。 <text:line-break/><text:line-break/>就比方說，科學不管怎麼發達，恐怕都沒法排除「世上可能有鬼」的判斷。這不是因為我們還沒找到否證，而是因為這樣一種否證也許根本不存在，因為一切研究或知識都不可能窮盡一切現象與可能性。你也可以說這是一種「證據的不對等」，「證實」與「否證」，效力不同，並且始終不是回答同一個命題。兩者之間有個邏輯鴻溝，而這道鴻溝基本上是無法跨越的。 <text:line-break/><text:line-break/>五，可靠性(reliability)與真假值(truth value) <text:line-break/><text:line-break/>數學與邏輯具有真假值 (truth value)，對錯一翻兩瞪眼，根本沒有商量的餘地，但自然科學知識卻無真假，而只有可靠與否。這就跟時鐘報時一樣，我不敢說我的手錶具有真值，我只能說它大致上還算可靠。 <text:line-break/><text:line-break/>我們得訴諸於可靠性這樣一個東西，而非訴諸於真假值，否則我們恐怕很難在知識上找到討論、解釋與辯駁的基礎。 <text:line-break/><text:line-break/>「可靠性」本身充滿曖昧與爭議，但它不是一種「知識論」(epistemic) 上的缺點，在我看來，它反倒像一種美德。如果人腦終究能夠勝過人工智慧，也許那就是因為我們具有這樣一種曖昧的知識能力；不像電腦，稍微打錯一個細節，它就不知道如何接收指令了。 <text:line-break/><text:line-break/>六，巧合 <text:line-break/><text:line-break/>在「可靠性」的認知美德底下，你很難去接受某種不可思議的「巧合」，更不用說一連串的「巧合」： <text:line-break/>湊巧有個美軍生物武器實驗室出事了，疑似病原體外洩了，然後湊巧突然在美國爆發了神祕肺炎，死了上萬人，然後湊巧美軍又在武漢協辦了一個世界軍人運動會，湊巧也有一些參賽的美軍「感冒」了，然後湊巧不久之後，中國疫情就爆發了，然後湊巧當初美國的一切疫情資料與報導或病歷統統都不見了或封鎖了或變成國家機密了...無數的巧合。然後，你要跟我說，這裏頭諸事如常，一點鬼影子都沒有，我的理性很難接受這種鬼扯蛋，那是把大家當白痴。若要澄清質疑，只有一個方法就是公開資訊並接受獨立調查。</text:p>
      <text:p text:style-name="P5">Ethan   |  2020.03.19 23:56   |   <text:a xlink:type="simple" xlink:href="http://palinfo.habago.org/Entry?Command=Information_PrintForum#FORUM38919"><text:span text:style-name="T5">#</text:span></text:a></text:p>
      <text:p text:style-name="P6"><text:a xlink:type="simple" xlink:href="https://youtu.be/d86DRn7T098"><text:span text:style-name="T6">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5">Ethan   |  2020.03.19 23:56   |   <text:a xlink:type="simple" xlink:href="http://palinfo.habago.org/Entry?Command=Information_PrintForum#FORUM38918"><text:span text:style-name="T5">#</text:span></text:a></text:p>
      <text:p text:style-name="P7"><text:a xlink:type="simple" xlink:href="https://youtu.be/d86DRn7T098"><text:span text:style-name="T6">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5">西瓜   |  2020.03.19 22:41   |   <text:a xlink:type="simple" xlink:href="http://palinfo.habago.org/Entry?Command=Information_PrintForum#FORUM38917"><text:span text:style-name="T5">#</text:span></text:a></text:p>
      <text:p text:style-name="P6">推荐大家一个特别精良得访谈节目，名字叫十三邀,共4季，每一季访问13个各行各业的人。如下面这一期访问罗大佑，片头有些长，9分50秒正式开始。 <text:line-break/><text:line-break/><text:a xlink:type="simple" xlink:href="https://bit.ly/2IWicHR"><text:span text:style-name="T6">https://bit.ly/2IWicHR</text:span></text:a></text:p>
      <text:p text:style-name="P5">李宗益   |  2020.03.19 22:01   |   <text:a xlink:type="simple" xlink:href="http://palinfo.habago.org/Entry?Command=Information_PrintForum#FORUM38916"><text:span text:style-name="T5">#</text:span></text:a></text:p>
      <text:p text:style-name="P7">軍運會的比賽場地分布在武漢各地，選手光是赴賽和周邊遊覽就足以將疾病傳遍武漢，根本不必住市場附近。住市場附近及美軍比賽成績差這兩個說法，我一直認為是有人刻意混進輿論的，用意在提供一個打擊點，一竿子打翻一船人。藉著推翻這兩個說法，可以把合理懷疑貶低為陰謀論、謠言，或所謂「假新聞」。 <text:line-break/><text:line-break/>首先是美軍住市場附近這說法，如果用股溝找「軍運村」，可以找到具體位置，距離市場三十公里，雖有方便的公共運輸可達，但不算很近。再者是美軍表現差這件事，紀錄上歷屆美軍的獎牌總和，跟前幾名比還差得遠。都很容易推翻。 <text:line-break/><text:line-break/>我認為，美英勢力和其走狗在操弄輿論方面是專業，偽裝各種立場，左手打右手，把發展中的事物攪臭是他們的專長。比方說假新聞，這個名詞推廣許久，利用這個名詞可以污名化很多事情。台灣地區的官方文教單位甚至舉辦過活動，專門介紹我國明清時期曾產生過的假消息。假消息自古就有，東西皆然，但千方百計只把「中國」和「假新聞」相提並論，基本就是一種刻板印象植入工程。藉以配合其他手段，污名化對手。這是題外話，說遠了。 <text:line-break/><text:line-break/>另外關於趙立堅發言人用推特帳號發出的指控，應該是跟他的個人風格有關，官方在正式場合上仍然避開這個說法。中共外交發言向來自制嚴謹，風範十足。趙發言人卻出人意料的用跳躍式邏輯發動指控，更像是美英外交界日常的行為。美國從來都是指使走狗媒體向敵人潑糞，政客再跳出來嫌人臭，遇到辯駁就說自己言論自由被侵犯，再潑一次髒水。在我看來，趙立堅就像是直接用髒水把美國潑的糞沖回去。更令人意外的，美國似乎相當有感。一副「你竟敢拿屎丟我？天底下只有我可以拿屎丟人，沒有人可以這樣對我！」的樣子。</text:p>
      <text:p text:style-name="P5">程為仁   |  2020.03.19 11:27   |   <text:a xlink:type="simple" xlink:href="http://palinfo.habago.org/Entry?Command=Information_PrintForum#FORUM38915"><text:span text:style-name="T5">#</text:span></text:a></text:p>
      <text:p text:style-name="P6">說到巧合，彗星C/2019 Y4，上一次巧合地見證了人類文明的開始。</text:p>
      <text:p text:style-name="P5">老羊   |  2020.03.19 09:45   |   <text:a xlink:type="simple" xlink:href="http://palinfo.habago.org/Entry?Command=Information_PrintForum#FORUM38914"><text:span text:style-name="T5">#</text:span></text:a></text:p>
      <text:p text:style-name="P6">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6">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5">許世勤   |  2020.03.19 09:36   |   <text:a xlink:type="simple" xlink:href="http://palinfo.habago.org/Entry?Command=Information_PrintForum#FORUM38913"><text:span text:style-name="T5">#</text:span></text:a></text:p>
      <text:p text:style-name="P7">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5">許世勤   |  2020.03.19 09:07   |   <text:a xlink:type="simple" xlink:href="http://palinfo.habago.org/Entry?Command=Information_PrintForum#FORUM38912"><text:span text:style-name="T5">#</text:span></text:a></text:p>
      <text:p text:style-name="P6">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6">https://www.ncbi.nlm.nih.gov/pubmed/32169119</text:span></text:a><text:s/><text:line-break/>另外，最近在Nature Medicine發表的文章也支持病毒是自然發生而非人工製造的。 <text:line-break/><text:a xlink:type="simple" xlink:href="https://www.nature.com/articles/s41591-020-0820-9"><text:span text:style-name="T6">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5">莊靖   |  2020.03.19 09:07   |   <text:a xlink:type="simple" xlink:href="http://palinfo.habago.org/Entry?Command=Information_PrintForum#FORUM38911"><text:span text:style-name="T5">#</text:span></text:a></text:p>
      <text:p text:style-name="P7">To 陳真醫生 <text:line-break/><text:line-break/>我讀了該篇論文的理解也是如此，該篇論文並沒有指出美國才是源頭。 <text:line-break/><text:line-break/>美國是源頭的說法是其他人以此論文(看起來主要是從最後一個圖)推論出來。</text:p>
      <text:p text:style-name="P5">Akan   |  2020.03.19 05:59   |   <text:a xlink:type="simple" xlink:href="http://palinfo.habago.org/Entry?Command=Information_PrintForum#FORUM38910"><text:span text:style-name="T5">#</text:span></text:a></text:p>
      <text:p text:style-name="P6">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6">https://www.facebook.com/ABCNews/videos/879422619147292</text:span></text:a></text:p>
      <text:p text:style-name="P5">林柏甫   |  2020.03.19 05:24   |   <text:a xlink:type="simple" xlink:href="http://palinfo.habago.org/Entry?Command=Information_PrintForum#FORUM38909"><text:span text:style-name="T5">#</text:span></text:a></text:p>
      <text:p text:style-name="P8"><text:span text:style-name="T7">中國新聞網上個月中旬就有文章暗示美國可能是病毒來源 <text:line-break/></text:span><text:a xlink:type="simple" xlink:href="http://www.chinanews.com/sh/2020/02-22/9100907.shtml"><text:span text:style-name="T8">http://www.chinanews.com/sh/2020/02-22/9100907.shtml</text:span></text:a><text:span text:style-name="T7"><text:s/><text:line-break/><text:line-break/>然後被東森新聞引用 <text:line-break/></text:span><text:a xlink:type="simple" xlink:href="https://www.youtube.com/watch?v=nY1FET8gWuU"><text:span text:style-name="T8">https://www.youtube.com/watch?v=nY1FET8gWuU</text:span></text:a><text:span text:style-name="T7"><text:s/><text:line-break/><text:line-break/>上面這個新聞的後半部(刻意去除了引用的資料來源)還被轉發到微博和知乎上說是台灣學者的發現 <text:line-break/></text:span><text:a xlink:type="simple" xlink:href="https://www.zhihu.com/question/375561683"><text:span text:style-name="T8">https://www.zhihu.com/question/375561683</text:span></text:a></text:p>
      <text:p text:style-name="P5">陳真   |  2020.03.19 03:07   |   <text:a xlink:type="simple" xlink:href="http://palinfo.habago.org/Entry?Command=Information_PrintForum#FORUM38908"><text:span text:style-name="T5">#</text:span></text:a></text:p>
      <text:p text:style-name="P6">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6">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6">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6">https://bit.ly/393XNem</text:span></text:a><text:s/><text:line-break/><text:line-break/>我只是想問腦殘們，關於這次疫情，你們每天罵祖國，但你有沒有花一秒鐘想過自己到底知不知道自己在罵什麼？理解基本是非善惡與事實，有那麼難嗎？</text:p>
      <text:p text:style-name="P5">Akan   |  2020.03.19 01:56   |   <text:a xlink:type="simple" xlink:href="http://palinfo.habago.org/Entry?Command=Information_PrintForum#FORUM38907"><text:span text:style-name="T5">#</text:span></text:a></text:p>
      <text:p text:style-name="P7">更正：Fort Detrick 是研究伊波拉病毒和其他幾個致命病毒的實驗室，伊波拉病毒是絲狀，新冠是冠狀病毒；而 Gilead 這民間藥廠2014年跟CDC以及陸軍實驗室合作研發伊波拉病毒"疫苗“..忘了疫苗兩個字..........</text:p>
      <text:p text:style-name="P5">Akan   |  2020.03.19 01:52   |   <text:a xlink:type="simple" xlink:href="http://palinfo.habago.org/Entry?Command=Information_PrintForum#FORUM38906"><text:span text:style-name="T5">#</text:span></text:a></text:p>
      <text:p text:style-name="P6">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5">張友禮   |  2020.03.18 23:23   |   <text:a xlink:type="simple" xlink:href="http://palinfo.habago.org/Entry?Command=Information_PrintForum#FORUM38905"><text:span text:style-name="T5">#</text:span></text:a></text:p>
      <text:p text:style-name="P8"><text:span text:style-name="T7">32张海报，32句：感谢有你！ <text:line-break/></text:span><text:a xlink:type="simple" xlink:href="https://www.guancha.cn/politics/2020_03_18_542361.shtml"><text:span text:style-name="T8">https://www.guancha.cn/politics/2020_03_18_542361.shtml</text:span></text:a><text:span text:style-name="T7"><text:s/><text:line-break/>看著看著眼睛就濕了</text:span></text:p>
      <text:p text:style-name="P5">陳真   |  2020.03.18 19:55   |   <text:a xlink:type="simple" xlink:href="http://palinfo.habago.org/Entry?Command=Information_PrintForum#FORUM38904"><text:span text:style-name="T5">#</text:span></text:a></text:p>
      <text:p text:style-name="P6">謝謝莊靖，看起來好像是說華南海鮮市場不是源頭，而不是說中國不是源頭，也不是說美國才是源頭。我的理解正確嗎？</text:p>
      <text:p text:style-name="P5">莊靖   |  2020.03.18 18:16   |   <text:a xlink:type="simple" xlink:href="http://palinfo.habago.org/Entry?Command=Information_PrintForum#FORUM38903"><text:span text:style-name="T5">#</text:span></text:a></text:p>
      <text:p text:style-name="P7">關於只有美國採到完整五個Group病毒的說法，應是由中國科學院科技論文預發布平台的一篇論文推論而來。 <text:line-break/><text:line-break/>連結在此 <text:line-break/><text:a xlink:type="simple" xlink:href="http://www.chinaxiv.org/abs/202002.00033"><text:span text:style-name="T6">http://www.chinaxiv.org/abs/202002.00033</text:span></text:a></text:p>
      <text:p text:style-name="P5">陳真   |  2020.03.18 16:54   |   <text:a xlink:type="simple" xlink:href="http://palinfo.habago.org/Entry?Command=Information_PrintForum#FORUM38902"><text:span text:style-name="T5">#</text:span></text:a></text:p>
      <text:p text:style-name="P6">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5">陳真   |  2020.03.18 15:47   |   <text:a xlink:type="simple" xlink:href="http://palinfo.habago.org/Entry?Command=Information_PrintForum#FORUM38901"><text:span text:style-name="T5">#</text:span></text:a></text:p>
      <text:p text:style-name="P6">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5">陳真   |  2020.03.18 01:16   |   <text:a xlink:type="simple" xlink:href="http://palinfo.habago.org/Entry?Command=Information_PrintForum#FORUM38900"><text:span text:style-name="T5">#</text:span></text:a></text:p>
      <text:p text:style-name="P6">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5">陳真   |  2020.03.17 20:24   |   <text:a xlink:type="simple" xlink:href="http://palinfo.habago.org/Entry?Command=Information_PrintForum#FORUM38897"><text:span text:style-name="T5">#</text:span></text:a></text:p>
      <text:p text:style-name="P7">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5">陳真   |  2020.03.17 19:11   |   <text:a xlink:type="simple" xlink:href="http://palinfo.habago.org/Entry?Command=Information_PrintForum#FORUM38896"><text:span text:style-name="T5">#</text:span></text:a></text:p>
      <text:p text:style-name="P6">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5">王修亮   |  2020.03.17 19:02   |   <text:a xlink:type="simple" xlink:href="http://palinfo.habago.org/Entry?Command=Information_PrintForum#FORUM38895"><text:span text:style-name="T5">#</text:span></text:a></text:p>
      <text:p text:style-name="P7">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6">https://mp.weixin.qq.com/s/H5BcsCZLSPqoGb6xdxxyPg?fbclid=IwAR3JFNo_CWAkHP7LymFpsfWQfWf33ooq5BJDacCC82V9RPHkUpPf7NXTV9U</text:span></text:a></text:p>
      <text:p text:style-name="P5">西瓜   |  2020.03.17 18:17   |   <text:a xlink:type="simple" xlink:href="http://palinfo.habago.org/Entry?Command=Information_PrintForum#FORUM38894"><text:span text:style-name="T5">#</text:span></text:a></text:p>
      <text:p text:style-name="P6">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5">陳真   |  2020.03.17 11:42   |   <text:a xlink:type="simple" xlink:href="http://palinfo.habago.org/Entry?Command=Information_PrintForum&amp;iPage=1#FORUM38893"><text:span text:style-name="T5">#</text:span></text:a></text:p>
      <text:p text:style-name="P6">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6">https://youtu.be/3J6zm6zgah0</text:span></text:a><text:s/><text:line-break/><text:line-break/><text:a xlink:type="simple" xlink:href="https://bit.ly/391KMSR"><text:span text:style-name="T6">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5">許世勤   |  2020.03.17 09:36   |   <text:a xlink:type="simple" xlink:href="http://palinfo.habago.org/Entry?Command=Information_PrintForum&amp;iPage=1#FORUM38892"><text:span text:style-name="T5">#</text:span></text:a></text:p>
      <text:p text:style-name="P7">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5">老羊   |  2020.03.17 08:35   |   <text:a xlink:type="simple" xlink:href="http://palinfo.habago.org/Entry?Command=Information_PrintForum&amp;iPage=1#FORUM38891"><text:span text:style-name="T5">#</text:span></text:a></text:p>
      <text:p text:style-name="P6">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6">https://youtu.be/3J6zm6zgah0</text:span></text:a><text:s/><text:line-break/><text:line-break/><text:line-break/></text:p>
      <text:p text:style-name="P5">孫從輔   |  2020.03.17 05:26   |   <text:a xlink:type="simple" xlink:href="http://palinfo.habago.org/Entry?Command=Information_PrintForum&amp;iPage=1#FORUM38890"><text:span text:style-name="T5">#</text:span></text:a></text:p>
      <text:p text:style-name="P6">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5">陳真   |  2020.03.17 02:42   |   <text:a xlink:type="simple" xlink:href="http://palinfo.habago.org/Entry?Command=Information_PrintForum&amp;iPage=1#FORUM38889"><text:span text:style-name="T5">#</text:span></text:a></text:p>
      <text:p text:style-name="P7">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6">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5">孫韋懷   |  2020.03.17 01:40   |   <text:a xlink:type="simple" xlink:href="http://palinfo.habago.org/Entry?Command=Information_PrintForum&amp;iPage=1#FORUM38888"><text:span text:style-name="T5">#</text:span></text:a></text:p>
      <text:p text:style-name="P6">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5">陳真   |  2020.03.17 00:35   |   <text:a xlink:type="simple" xlink:href="http://palinfo.habago.org/Entry?Command=Information_PrintForum&amp;iPage=1#FORUM38887"><text:span text:style-name="T5">#</text:span></text:a></text:p>
      <text:p text:style-name="P7">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5">西瓜   |  2020.03.17 00:22   |   <text:a xlink:type="simple" xlink:href="http://palinfo.habago.org/Entry?Command=Information_PrintForum&amp;iPage=1#FORUM38886"><text:span text:style-name="T5">#</text:span></text:a></text:p>
      <text:p text:style-name="P6">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5">西瓜   |  2020.03.16 23:58   |   <text:a xlink:type="simple" xlink:href="http://palinfo.habago.org/Entry?Command=Information_PrintForum&amp;iPage=1#FORUM38885"><text:span text:style-name="T5">#</text:span></text:a></text:p>
      <text:p text:style-name="P7">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5">蔡亦鸣   |  2020.03.16 23:56   |   <text:a xlink:type="simple" xlink:href="http://palinfo.habago.org/Entry?Command=Information_PrintForum&amp;iPage=1#FORUM38884"><text:span text:style-name="T5">#</text:span></text:a></text:p>
      <text:p text:style-name="P6">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5">林書楷   |  2020.03.16 23:51   |   <text:a xlink:type="simple" xlink:href="http://palinfo.habago.org/Entry?Command=Information_PrintForum&amp;iPage=1#FORUM38883"><text:span text:style-name="T5">#</text:span></text:a></text:p>
      <text:p text:style-name="P7">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5">小魚   |  2020.03.16 23:23   |   <text:a xlink:type="simple" xlink:href="http://palinfo.habago.org/Entry?Command=Information_PrintForum&amp;iPage=1#FORUM38882"><text:span text:style-name="T5">#</text:span></text:a></text:p>
      <text:p text:style-name="P6">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5">莊某   |  2020.03.16 22:46   |   <text:a xlink:type="simple" xlink:href="http://palinfo.habago.org/Entry?Command=Information_PrintForum&amp;iPage=1#FORUM38881"><text:span text:style-name="T5">#</text:span></text:a></text:p>
      <text:p text:style-name="P7">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5">莊某   |  2020.03.16 22:16   |   <text:a xlink:type="simple" xlink:href="http://palinfo.habago.org/Entry?Command=Information_PrintForum&amp;iPage=1#FORUM38880"><text:span text:style-name="T5">#</text:span></text:a></text:p>
      <text:p text:style-name="P6">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5">西瓜   |  2020.03.16 21:58   |   <text:a xlink:type="simple" xlink:href="http://palinfo.habago.org/Entry?Command=Information_PrintForum&amp;iPage=2#FORUM38879"><text:span text:style-name="T5">#</text:span></text:a></text:p>
      <text:p text:style-name="P6">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5">西瓜   |  2020.03.16 21:11   |   <text:a xlink:type="simple" xlink:href="http://palinfo.habago.org/Entry?Command=Information_PrintForum&amp;iPage=2#FORUM38878"><text:span text:style-name="T5">#</text:span></text:a></text:p>
      <text:p text:style-name="P8"><text:span text:style-name="T7">大家可以看看 <text:line-break/></text:span><text:a xlink:type="simple" xlink:href="https://www.zhihu.com/question/377496289/answer/1069616884"><text:span text:style-name="T8">https://www.zhihu.com/question/377496289/answer/1069616884</text:span></text:a><text:span text:style-name="T7"><text:s/><text:line-break/><text:line-break/>为什么香港和台湾受肺炎疫情影响不大?不一定是正确的，但是可以参考一下 </text:span></text:p>
      <text:p text:style-name="P5">莊某   |  2020.03.16 20:10   |   <text:a xlink:type="simple" xlink:href="http://palinfo.habago.org/Entry?Command=Information_PrintForum&amp;iPage=2#FORUM38877"><text:span text:style-name="T5">#</text:span></text:a></text:p>
      <text:p text:style-name="P6">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5">西瓜   |  2020.03.16 19:05   |   <text:a xlink:type="simple" xlink:href="http://palinfo.habago.org/Entry?Command=Information_PrintForum&amp;iPage=2#FORUM38876"><text:span text:style-name="T5">#</text:span></text:a></text:p>
      <text:p text:style-name="P7">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5">林書楷   |  2020.03.16 14:25   |   <text:a xlink:type="simple" xlink:href="http://palinfo.habago.org/Entry?Command=Information_PrintForum&amp;iPage=2#FORUM38875"><text:span text:style-name="T5">#</text:span></text:a></text:p>
      <text:p text:style-name="P6">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6">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5">西瓜   |  2020.03.16 01:27   |   <text:a xlink:type="simple" xlink:href="http://palinfo.habago.org/Entry?Command=Information_PrintForum&amp;iPage=2#FORUM38874"><text:span text:style-name="T5">#</text:span></text:a></text:p>
      <text:p text:style-name="P7">目前 新加坡、日本、台湾、香港的新冠病例成长曲线和其他地方不同，不知道是政策真的有效还是 。。。。</text:p>
      <text:p text:style-name="P5">西瓜   |  2020.03.16 01:22   |   <text:a xlink:type="simple" xlink:href="http://palinfo.habago.org/Entry?Command=Information_PrintForum&amp;iPage=2#FORUM38873"><text:span text:style-name="T5">#</text:span></text:a></text:p>
      <text:p text:style-name="P6">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5">傅怡鈞   |  2020.03.15 23:19   |   <text:a xlink:type="simple" xlink:href="http://palinfo.habago.org/Entry?Command=Information_PrintForum&amp;iPage=2#FORUM38872"><text:span text:style-name="T5">#</text:span></text:a></text:p>
      <text:p text:style-name="P7">我個人剛在FB中轉貼陳醫師所寫之【我們是同一片大海中的海浪】一文，FB出現禁止沙丁魚運動這文章的轉貼(<text:a xlink:type="simple" xlink:href="https://bit.ly/2vZm6gi"><text:span text:style-name="T6">https://bit.ly/2vZm6gi</text:span></text:a>)現象，我個人是將短位址分切處理 <text:line-break/><text:line-break/>這個禁止還真是此地無銀三百兩~</text:p>
      <text:p text:style-name="P5">Ethan   |  2020.03.15 11:46   |   <text:a xlink:type="simple" xlink:href="http://palinfo.habago.org/Entry?Command=Information_PrintForum&amp;iPage=2#FORUM38871"><text:span text:style-name="T5">#</text:span></text:a></text:p>
      <text:p text:style-name="P6">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5">陳真   |  2020.03.15 04:54   |   <text:a xlink:type="simple" xlink:href="http://palinfo.habago.org/Entry?Command=Information_PrintForum&amp;iPage=2#FORUM38870"><text:span text:style-name="T5">#</text:span></text:a></text:p>
      <text:p text:style-name="P7">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6">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6">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6">https://www.ydn.com.tw/News/363995</text:span></text:a>    <text:line-break/><text:line-break/><text:a xlink:type="simple" xlink:href="https://www.thenewslens.com/article/128776"><text:span text:style-name="T6">https://www.thenewslens.com/article/128776</text:span></text:a><text:s/><text:line-break/><text:line-break/><text:a xlink:type="simple" xlink:href="https://bit.ly/2vZm6gi"><text:span text:style-name="T6">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6">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5">西瓜   |  2020.03.15 03:27   |   <text:a xlink:type="simple" xlink:href="http://palinfo.habago.org/Entry?Command=Information_PrintForum&amp;iPage=2#FORUM38869"><text:span text:style-name="T5">#</text:span></text:a></text:p>
      <text:p text:style-name="P6">马克龙发表紧急演讲，看起来比新自由主义的英美领导人发言好多了。 <text:line-break/>================================ <text:line-break/><text:a xlink:type="simple" xlink:href="https://mp.weixin.qq.com/s/DXc0FZbcCUOx-yVdSAVpBQ"><text:span text:style-name="T6">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5">Akan   |  2020.03.15 00:41   |   <text:a xlink:type="simple" xlink:href="http://palinfo.habago.org/Entry?Command=Information_PrintForum&amp;iPage=3#FORUM38868"><text:span text:style-name="T5">#</text:span></text:a></text:p>
      <text:p text:style-name="P6">看到趙立堅這種外交人員的犀利，除了竊喜還是竊喜~~ 他還在美國圍攻華為時在推特上放了華為紅色的商標，說“華為把蘋果切片了”~~</text:p>
      <text:p text:style-name="P5">洋洋   |  2020.03.14 22:51   |   <text:a xlink:type="simple" xlink:href="http://palinfo.habago.org/Entry?Command=Information_PrintForum&amp;iPage=3#FORUM38867"><text:span text:style-name="T5">#</text:span></text:a></text:p>
      <text:p text:style-name="P7">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6">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6">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5">qegg   |  2020.03.14 12:03   |   <text:a xlink:type="simple" xlink:href="http://palinfo.habago.org/Entry?Command=Information_PrintForum&amp;iPage=3#FORUM38866"><text:span text:style-name="T5">#</text:span></text:a></text:p>
      <text:p text:style-name="P6">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5">鄭豐遠   |  2020.03.14 05:30   |   <text:a xlink:type="simple" xlink:href="http://palinfo.habago.org/Entry?Command=Information_PrintForum&amp;iPage=3#FORUM38865"><text:span text:style-name="T5">#</text:span></text:a></text:p>
      <text:p text:style-name="P7">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5">西瓜   |  2020.03.14 00:29   |   <text:a xlink:type="simple" xlink:href="http://palinfo.habago.org/Entry?Command=Information_PrintForum&amp;iPage=3#FORUM38864"><text:span text:style-name="T5">#</text:span></text:a></text:p>
      <text:p text:style-name="P6">[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5">怡靜   |  2020.03.13 23:22   |   <text:a xlink:type="simple" xlink:href="http://palinfo.habago.org/Entry?Command=Information_PrintForum&amp;iPage=3#FORUM38863"><text:span text:style-name="T5">#</text:span></text:a></text:p>
      <text:p text:style-name="P7">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6">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6">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6">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6">https://m.weibo.cn/status/4479408654205050?</text:span></text:a><text:s/><text:line-break/><text:line-break/>這位90後的雞司令太有才了，向醫務人員致敬。 <text:line-break/><text:a xlink:type="simple" xlink:href="https://m.weibo.cn/status/4481043664505714?"><text:span text:style-name="T6">https://m.weibo.cn/status/4481043664505714?</text:span></text:a><text:s/><text:line-break/><text:line-break/>來而不往非禮也 <text:line-break/><text:a xlink:type="simple" xlink:href="https://m.weibo.cn/status/4481742591599683?"><text:span text:style-name="T6">https://m.weibo.cn/status/4481742591599683?</text:span></text:a></text:p>
      <text:p text:style-name="P5">穎芝   |  2020.03.13 20:10   |   <text:a xlink:type="simple" xlink:href="http://palinfo.habago.org/Entry?Command=Information_PrintForum&amp;iPage=3#FORUM38862"><text:span text:style-name="T5">#</text:span></text:a></text:p>
      <text:p text:style-name="P6">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6">https://reurl.cc/Aq8nLE</text:span></text:a></text:p>
      <text:p text:style-name="P5">阿咪   |  2020.03.13 16:58   |   <text:a xlink:type="simple" xlink:href="http://palinfo.habago.org/Entry?Command=Information_PrintForum&amp;iPage=3#FORUM38861"><text:span text:style-name="T5">#</text:span></text:a></text:p>
      <text:p text:style-name="P7">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5">西瓜   |  2020.03.13 15:02   |   <text:a xlink:type="simple" xlink:href="http://palinfo.habago.org/Entry?Command=Information_PrintForum&amp;iPage=3#FORUM38860"><text:span text:style-name="T5">#</text:span></text:a></text:p>
      <text:p text:style-name="P9"><text:a xlink:type="simple" xlink:href="http://datanews.caixin.com/2020-03-05/101524429.html"><text:span text:style-name="T8">http://datanews.caixin.com/2020-03-05/101524429.html</text:span></text:a><text:span text:style-name="T7"><text:s/><text:line-break/><text:line-break/>这是比较清晰的新冠疫情时间轴图</text:span></text:p>
      <text:p text:style-name="P5">西瓜   |  2020.03.13 14:30   |   <text:a xlink:type="simple" xlink:href="http://palinfo.habago.org/Entry?Command=Information_PrintForum&amp;iPage=3#FORUM38859"><text:span text:style-name="T5">#</text:span></text:a></text:p>
      <text:p text:style-name="P7">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5">陳真   |  2020.03.13 01:58   |   <text:a xlink:type="simple" xlink:href="http://palinfo.habago.org/Entry?Command=Information_PrintForum&amp;iPage=1#FORUM38858"><text:span text:style-name="T5">#</text:span></text:a></text:p>
      <text:p text:style-name="P6">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5">老羊   |  2020.03.12 23:10   |   <text:a xlink:type="simple" xlink:href="http://palinfo.habago.org/Entry?Command=Information_PrintForum&amp;iPage=1#FORUM38856"><text:span text:style-name="T5">#</text:span></text:a></text:p>
      <text:p text:style-name="P7">兩週前美國法院裁定YouTube 不屬於「公共論壇」(public forum)，所以不需要保證言論自由。<text:a xlink:type="simple" xlink:href="https://www.bbc.com/news/technology-51658341"><text:span text:style-name="T6">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5">柳春春阿忠   |  2020.03.12 15:09   |   <text:a xlink:type="simple" xlink:href="http://palinfo.habago.org/Entry?Command=Information_PrintForum&amp;iPage=1#FORUM38855"><text:span text:style-name="T5">#</text:span></text:a></text:p>
      <text:p text:style-name="P6">阿忠報告： <text:line-break/>紀念若雪巴勒斯坦資訊網“聲援阿桑吉（Free Assange）”@ AIT <text:line-break/>3月7日 <text:line-break/><text:a xlink:type="simple" xlink:href="https://youtu.be/BYjoNmmmr_E"><text:span text:style-name="T6">https://youtu.be/BYjoNmmmr_E</text:span></text:a><text:s/><text:line-break/>2月22日 <text:line-break/><text:a xlink:type="simple" xlink:href="https://youtu.be/szP6gHf7f2M"><text:span text:style-name="T6">https://youtu.be/szP6gHf7f2M</text:span></text:a><text:s/><text:line-break/>1月04日 <text:line-break/><text:a xlink:type="simple" xlink:href="https://youtu.be/ofF7n667oIo"><text:span text:style-name="T6">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5">孫從輔   |  2020.03.12 11:42   |   <text:a xlink:type="simple" xlink:href="http://palinfo.habago.org/Entry?Command=Information_PrintForum&amp;iPage=1#FORUM38854"><text:span text:style-name="T5">#</text:span></text:a></text:p>
      <text:p text:style-name="P6">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6">https://www.rt.com/usa/482887-manning-suicide-jail-testimony-wikileaks/</text:span></text:a><text:s/></text:p>
      <text:p text:style-name="P5">陳真   |  2020.03.12 11:40   |   <text:a xlink:type="simple" xlink:href="http://palinfo.habago.org/Entry?Command=Information_PrintForum&amp;iPage=1#FORUM38853"><text:span text:style-name="T5">#</text:span></text:a></text:p>
      <text:p text:style-name="P7">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5">陳真   |  2020.03.12 10:07   |   <text:a xlink:type="simple" xlink:href="http://palinfo.habago.org/Entry?Command=Information_PrintForum&amp;iPage=1#FORUM38852"><text:span text:style-name="T5">#</text:span></text:a></text:p>
      <text:p text:style-name="P6">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5">林柏甫   |  2020.03.12 08:54   |   <text:a xlink:type="simple" xlink:href="http://palinfo.habago.org/Entry?Command=Information_PrintForum&amp;iPage=1#FORUM38851"><text:span text:style-name="T5">#</text:span></text:a></text:p>
      <text:p text:style-name="P7">今天對岸網友在瘋傳垃圾車裝愛心肉和蔬菜的事件. <text:line-break/><text:line-break/>已經有幾個相關官員被立案審查了.</text:p>
      <text:p text:style-name="P5">西瓜   |  2020.03.11 23:37   |   <text:a xlink:type="simple" xlink:href="http://palinfo.habago.org/Entry?Command=Information_PrintForum&amp;iPage=1#FORUM38848"><text:span text:style-name="T5">#</text:span></text:a></text:p>
      <text:p text:style-name="P6">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5">怡靜   |  2020.03.11 22:11   |   <text:a xlink:type="simple" xlink:href="http://palinfo.habago.org/Entry?Command=Information_PrintForum&amp;iPage=1#FORUM38847"><text:span text:style-name="T5">#</text:span></text:a></text:p>
      <text:p text:style-name="P7">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6">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5">怡靜   |  2020.03.11 21:07   |   <text:a xlink:type="simple" xlink:href="http://palinfo.habago.org/Entry?Command=Information_PrintForum&amp;iPage=1#FORUM38846"><text:span text:style-name="T5">#</text:span></text:a></text:p>
      <text:p text:style-name="P6">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5">陳真   |  2020.03.11 20:55   |   <text:a xlink:type="simple" xlink:href="http://palinfo.habago.org/Entry?Command=Information_PrintForum&amp;iPage=1#FORUM38845"><text:span text:style-name="T5">#</text:span></text:a></text:p>
      <text:p text:style-name="P7">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5">陳真   |  2020.03.11 20:43   |   <text:a xlink:type="simple" xlink:href="http://palinfo.habago.org/Entry?Command=Information_PrintForum&amp;iPage=1#FORUM38844"><text:span text:style-name="T5">#</text:span></text:a></text:p>
      <text:p text:style-name="P6">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5">林書楷   |  2020.03.11 18:27   |   <text:a xlink:type="simple" xlink:href="http://palinfo.habago.org/Entry?Command=Information_PrintForum&amp;iPage=1#FORUM38843"><text:span text:style-name="T5">#</text:span></text:a></text:p>
      <text:p text:style-name="P7">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5">西瓜   |  2020.03.11 18:24   |   <text:a xlink:type="simple" xlink:href="http://palinfo.habago.org/Entry?Command=Information_PrintForum&amp;iPage=1#FORUM38842"><text:span text:style-name="T5">#</text:span></text:a></text:p>
      <text:p text:style-name="P6">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6">https://www.takefoto.cn/viewnews-2077335.html</text:span></text:a><text:s/><text:line-break/>这是第七版新冠的诊疗方案 <text:line-break/><text:a xlink:type="simple" xlink:href="http://www.nhc.gov.cn/yzygj/s7653p/202003/46c9294a7dfe4cef80dc7f5912eb1989.shtml"><text:span text:style-name="T6">http://www.nhc.gov.cn/yzygj/s7653p/202003/46c9294a7dfe4cef80dc7f5912eb1989.shtml</text:span></text:a><text:s/><text:line-break/><text:line-break/>希望能帮到大家</text:p>
      <text:p text:style-name="P5">鄭豐遠   |  2020.03.11 15:36   |   <text:a xlink:type="simple" xlink:href="http://palinfo.habago.org/Entry?Command=Information_PrintForum&amp;iPage=1#FORUM38841"><text:span text:style-name="T5">#</text:span></text:a></text:p>
      <text:p text:style-name="P7">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5">陳真   |  2020.03.11 13:22   |   <text:a xlink:type="simple" xlink:href="http://palinfo.habago.org/Entry?Command=Information_PrintForum&amp;iPage=1#FORUM38840"><text:span text:style-name="T5">#</text:span></text:a></text:p>
      <text:p text:style-name="P6">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5">鄭豐遠   |  2020.03.11 09:30   |   <text:a xlink:type="simple" xlink:href="http://palinfo.habago.org/Entry?Command=Information_PrintForum&amp;iPage=1#FORUM38839"><text:span text:style-name="T5">#</text:span></text:a></text:p>
      <text:p text:style-name="P7">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6">https://www.youtube.com/watch?v=RyjooPrfU60</text:span></text:a><text:s/><text:line-break/><text:line-break/><text:a xlink:type="simple" xlink:href="https://www.youtube.com/watch?v=gzm1XSnT-oI"><text:span text:style-name="T6">https://www.youtube.com/watch?v=gzm1XSnT-oI</text:span></text:a><text:s/><text:line-break/><text:line-break/>第二個還帶即時轉播，聽得懂澳式英文的，應該會覺得很好笑吧? 問題是如果你和我一樣是活在這樣的社會，應該就不會覺得很好笑了。</text:p>
      <text:p text:style-name="P5">鄭豐遠   |  2020.03.11 08:35   |   <text:a xlink:type="simple" xlink:href="http://palinfo.habago.org/Entry?Command=Information_PrintForum&amp;iPage=1#FORUM38838"><text:span text:style-name="T5">#</text:span></text:a></text:p>
      <text:p text:style-name="P6">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5">陳真   |  2020.03.10 20:23   |   <text:a xlink:type="simple" xlink:href="http://palinfo.habago.org/Entry?Command=Information_PrintForum&amp;iPage=2#FORUM38837"><text:span text:style-name="T5">#</text:span></text:a></text:p>
      <text:p text:style-name="P6">請先看這段影片，一個新加坡留英學生當街遭到英國人的圍毆： <text:line-break/><text:line-break/><text:a xlink:type="simple" xlink:href="https://bit.ly/39oOl6z"><text:span text:style-name="T6">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5">怡靜   |  2020.03.10 08:23   |   <text:a xlink:type="simple" xlink:href="http://palinfo.habago.org/Entry?Command=Information_PrintForum&amp;iPage=2#FORUM38836"><text:span text:style-name="T5">#</text:span></text:a></text:p>
      <text:p text:style-name="P7">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6">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5">西瓜   |  2020.03.08 13:15   |   <text:a xlink:type="simple" xlink:href="http://palinfo.habago.org/Entry?Command=Information_PrintForum&amp;iPage=1&amp;sType=FORUM#FORUM38835"><text:span text:style-name="T5">#</text:span></text:a></text:p>
      <text:p text:style-name="P6">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5">陳真   |  2020.03.04 02:26   |   <text:a xlink:type="simple" xlink:href="http://palinfo.habago.org/Entry?Command=Information_PrintForum&amp;iPage=1&amp;sType=FORUM#FORUM38834"><text:span text:style-name="T5">#</text:span></text:a></text:p>
      <text:p text:style-name="P6">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6">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5">西瓜   |  2020.03.03 20:51   |   <text:a xlink:type="simple" xlink:href="http://palinfo.habago.org/Entry?Command=Information_PrintForum&amp;iPage=1&amp;sType=FORUM#FORUM38833"><text:span text:style-name="T5">#</text:span></text:a></text:p>
      <text:p text:style-name="P7">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5">阿海   |  2020.03.03 19:12   |   <text:a xlink:type="simple" xlink:href="http://palinfo.habago.org/Entry?Command=Information_PrintForum&amp;iPage=1&amp;sType=FORUM#FORUM38831"><text:span text:style-name="T5">#</text:span></text:a></text:p>
      <text:p text:style-name="P6">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5">阿海   |  2020.03.03 15:46   |   <text:a xlink:type="simple" xlink:href="http://palinfo.habago.org/Entry?Command=Information_PrintForum&amp;iPage=1&amp;sType=FORUM#FORUM38830"><text:span text:style-name="T5">#</text:span></text:a></text:p>
      <text:p text:style-name="P7">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6">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5">陳真   |  2020.03.03 10:34   |   <text:a xlink:type="simple" xlink:href="http://palinfo.habago.org/Entry?Command=Information_PrintForum&amp;iPage=1&amp;sType=FORUM#FORUM38829"><text:span text:style-name="T5">#</text:span></text:a></text:p>
      <text:p text:style-name="P6">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6">https://rtd.rt.com/films/the-coming-war-on-china/</text:span></text:a><text:s/><text:line-break/><text:line-break/>若人在英國，ITV網站也可以看 <text:line-break/><text:span text:style-name="T6">http://www.itv.com/hub/the-coming-war-on-china/2a4249a0001 </text:span><text:line-break/><text:line-break/>Pilger 在New Internationaist發表的相關文章 <text:line-break/><text:a xlink:type="simple" xlink:href="https://newint.org/features/2016/12/01/the-coming-war-on-china/"><text:span text:style-name="T6">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6">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6">http://app2.atmovies.com.tw/film/fzen05446858/</text:span></text:a><text:s/><text:line-break/><text:line-break/>另推薦Gibney早期作品Taxi to the dark side (跟反恐有關的） <text:line-break/><text:a xlink:type="simple" xlink:href="http://documentary-movie.com/taxi-to-the-dark-side/"><text:span text:style-name="T6">http://documentary-movie.com/taxi-to-the-dark-side/</text:span></text:a><text:s/><text:line-break/><text:line-break/>最後是Snowden最近接受主播Katie Couric的專訪（有英文字幕) <text:line-break/><text:a xlink:type="simple" xlink:href="https://yhoo.it/2Thc037"><text:span text:style-name="T6">https://yhoo.it/2Thc037</text:span></text:a></text:p>
      <text:p text:style-name="P5">阿海   |  2020.03.02 21:44   |   <text:a xlink:type="simple" xlink:href="http://palinfo.habago.org/Entry?Command=Information_PrintForum&amp;#FORUM38828"><text:span text:style-name="T5">#</text:span></text:a></text:p>
      <text:p text:style-name="P6">不久前留言板有位前輩介紹紀錄片，''即將到來的對華戰爭(上)(下)''。 <text:line-break/><text:line-break/>去年下半年才播過的紀錄片，''排華法案''： <text:line-break/><text:line-break/><text:a xlink:type="simple" xlink:href="https://bit.ly/2Tkz553"><text:span text:style-name="T6">https://bit.ly/2Tkz553</text:span></text:a><text:s/><text:line-break/><text:line-break/>很快重播。觀看期限至3/6日。公視紀錄片很少重播。 <text:line-break/><text:line-break/>同樣，好心人士已上傳到： <text:line-break/><text:line-break/><text:a xlink:type="simple" xlink:href="https://bit.ly/2vAtcY9"><text:span text:style-name="T6">https://bit.ly/2vAtcY9</text:span></text:a><text:s/><text:line-break/><text:line-break/>(我很好奇怎沒被版權因素下架，想要收藏的人快點下載，有時，喜歡的YT影片莫名其妙就不見了....)</text:p>
      <text:p text:style-name="P10"><text:span text:style-name="T9">陳真</text:span><text:span text:style-name="T1"><text:s/>  |  2020.03.02 00:16   |   </text:span><text:a xlink:type="simple" xlink:href="http://palinfo.habago.org/Entry?Command=Information_PrintForum&amp;iPage=1#FORUM38827"><text:span text:style-name="T2">#</text:span></text:a></text:p>
      <text:p text:style-name="P11"><text:span text:style-name="T1">這是有關陳明忠的一個視頻，不是刻意挑，而只是剛好看到：</text:span><text:span text:style-name="T10"><text:line-break/><text:line-break/></text:span><text:a xlink:type="simple" xlink:href="https://bit.ly/2PDYOD5"><text:span text:style-name="T11">https://bit.ly/2PDYOD5</text:span></text:a><text:span text:style-name="T10"><text:line-break/><text:line-break/></text:span><text:span text:style-name="T1">想請大家看，主要是因為裏頭有陳明忠的發言，還有一位陳鼓應，</text:span><text:span text:style-name="T10">85</text:span><text:span text:style-name="T1">歲了，看起來還很硬朗；研究老莊，殷海光的學生，原先在台大哲學系教書。</text:span><text:span text:style-name="T10"><text:line-break/><text:line-break/>1978</text:span><text:span text:style-name="T1">年，陳鼓應和陳婉真聯合參選立委與國大代表。當年選舉，因為台美斷交而喊停。</text:span><text:span text:style-name="T10"><text:line-break/><text:line-break/></text:span><text:span text:style-name="T1">我不認識陳鼓應，但認識</text:span><text:span text:style-name="T10"> </text:span><text:span text:style-name="T1">「台建</text:span><text:span text:style-name="T10"><text:s/></text:span><text:span text:style-name="T1">」</text:span><text:span text:style-name="T10"><text:s/>(</text:span><text:span text:style-name="T1">台灣建國組織</text:span><text:span text:style-name="T10">) </text:span><text:span text:style-name="T1">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10"><text:line-break/><text:line-break/></text:span><text:span text:style-name="T1">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10">1990</text:span><text:span text:style-name="T1">年便開始有計畫地推展台獨，包括強力動員學生</text:span><text:span text:style-name="T10"><text:s/>(</text:span><text:span text:style-name="T1">所謂「野百合」</text:span><text:span text:style-name="T10">) </text:span><text:span text:style-name="T1">鬥爭所謂</text:span><text:span text:style-name="T10"> </text:span><text:span text:style-name="T1">「非主流派」，妖魔化外省統派政治勢力，高舉</text:span><text:span text:style-name="T10"> </text:span><text:span text:style-name="T1">「本土</text:span><text:span text:style-name="T10"><text:s/></text:span><text:span text:style-name="T1">」大旗，宣揚所謂台灣主權。幾年後，也就是九零年代中期，台獨就成為台灣一個主要政治勢力。</text:span><text:span text:style-name="T10"><text:line-break/><text:line-break/></text:span><text:span text:style-name="T1">十年後，九零年代末，</text:span><text:span text:style-name="T10"> </text:span><text:span text:style-name="T1">「愛台灣」登場，以</text:span><text:span text:style-name="T10"> </text:span><text:span text:style-name="T1">「親中賣台」罪名強力塑造內部敵人，進一步走向法西斯，迫害與打壓統派。</text:span><text:span text:style-name="T10"><text:line-break/><text:line-break/></text:span><text:span text:style-name="T1">接下來進入</text:span><text:span text:style-name="T10">21</text:span><text:span text:style-name="T1">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10"><text:line-break/><text:line-break/></text:span><text:span text:style-name="T1">現在是</text:span><text:span text:style-name="T10">2020</text:span><text:span text:style-name="T1">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10"><text:line-break/><text:line-break/></text:span><text:span text:style-name="T1">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10"><text:line-break/><text:line-break/></text:span><text:span text:style-name="T1">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10"><text:line-break/><text:line-break/></text:span><text:span text:style-name="T1">簡單說：唯一出路就是自救；不是依靠哪個英雄豪傑或賢人志士的帶領，而是依靠每一個腦子清醒且尚未絕望者的積極作為與表態。</text:span><text:span text:style-name="T10"><text:line-break/><text:line-break/></text:span><text:span text:style-name="T1">政治這東西是這樣：你不理它，它還是會理你，事實上你不可能置身事外。因此，我們最好能及時面對它，而不要以為自己可以袖手旁觀而不用付出代價。</text:span></text:p>
      <text:p text:style-name="P10"><text:span text:style-name="T9">陳真</text:span><text:span text:style-name="T1"><text:s/>  |  2020.03.01 00:39   |   </text:span><text:a xlink:type="simple" xlink:href="http://palinfo.habago.org/Entry?Command=Information_PrintForum&amp;iPage=1#FORUM38826"><text:span text:style-name="T2">#</text:span></text:a></text:p>
      <text:p text:style-name="P12"><text:span text:style-name="T1">I am in this world but not of it.<text:line-break/><text:line-break/>--J.D.Salinger</text:span></text:p>
      <text:p text:style-name="P10"><text:span text:style-name="T9">陳真</text:span><text:span text:style-name="T1"><text:s/>  |  2020.03.01 00:21   |   </text:span><text:a xlink:type="simple" xlink:href="http://palinfo.habago.org/Entry?Command=Information_PrintForum&amp;iPage=1#FORUM38825"><text:span text:style-name="T2">#</text:span></text:a></text:p>
      <text:p text:style-name="P13"><text:span text:style-name="T10">(</text:span><text:span text:style-name="T1">續</text:span><text:span text:style-name="T10">)<text:line-break/><text:line-break/></text:span><text:span text:style-name="T1">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10"><text:s/>"</text:span><text:span text:style-name="T1">戰力</text:span><text:span text:style-name="T10">"</text:span><text:span text:style-name="T1">？需要跟誰戰什麼？我有那麼沒出息嗎？我會在蛆的小世界裏</text:span><text:span text:style-name="T10"><text:s/>"</text:span><text:span text:style-name="T1">爆紅</text:span><text:span text:style-name="T10">"</text:span><text:span text:style-name="T1">？然後去揭人家的什麼底？有可能嗎？我有那麼低能與無聊嗎？我是這樣那樣的人嗎？</text:span><text:span text:style-name="T10"><text:line-break/><text:line-break/></text:span><text:span text:style-name="T1">總之，講什麼都行，拜託別講到我身上來。網路世界我沒法管，但這版面拜託就讓我留點最後的一絲尊嚴。</text:span><text:span text:style-name="T10"><text:line-break/><text:line-break/></text:span><text:span text:style-name="T1">我知萬康兄是抬舉，但我看自己要遠比這個大，更遠比這個小。</text:span><text:span text:style-name="T10"><text:line-break/><text:line-break/>2018</text:span><text:span text:style-name="T1">年</text:span><text:span text:style-name="T10">3</text:span><text:span text:style-name="T1">月</text:span><text:span text:style-name="T10">28</text:span><text:span text:style-name="T1">日，維根斯坦最仰慕的詩人</text:span><text:span text:style-name="T10">Friedrich Hölderlin </text:span><text:span text:style-name="T1">給我寄來一張卡片，上面引用一句他生平很喜歡的話，那是耶穌會創始人</text:span><text:span text:style-name="T10">Ignacio de Loyola </text:span><text:span text:style-name="T1">的墓誌銘：</text:span><text:span text:style-name="T10"><text:line-break/><text:line-break/>“Non coerceri maximo, contineri tamen a minimo, divinum est.”<text:line-break/><text:line-break/></text:span><text:span text:style-name="T1">翻譯成英文就是：</text:span><text:span text:style-name="T10"><text:line-break/><text:line-break/>“To suffer no restriction from anything however great, and yet to be contained in the tiniest of things, that is divine.”<text:line-break/><text:line-break/></text:span><text:span text:style-name="T1">我給翻成中文如下：</text:span><text:span text:style-name="T10"><text:line-break/><text:line-break/>"</text:span><text:span text:style-name="T1">無礙於至大，有容於至小，是為神聖。</text:span><text:span text:style-name="T10">"<text:line-break/><text:line-break/></text:span><text:span text:style-name="T1">活著，比最大還大，比最小還小。如是我聞。</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